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paragraph-properties fo:margin-left="0.4924in"/>
      <style:text-properties style:font-name="Times" fo:font-size="11.0pt"/>
    </style:style>
    <style:style style:name="P4" style:family="paragraph" style:parent-style-name="Standard">
      <style:text-properties style:font-name="Lucida Grande" fo:font-size="11.0pt"/>
    </style:style>
    <style:style style:name="P5" style:family="paragraph" style:parent-style-name="Standard">
      <style:paragraph-properties fo:margin-left="0.9847in"/>
      <style:text-properties style:font-name="Times" fo:font-size="11.0pt"/>
    </style:style>
    <style:style style:name="P6" style:family="paragraph" style:parent-style-name="Standard">
      <style:text-properties style:font-name="Cambria" fo:font-size="11.0pt"/>
    </style:style>
    <style:style style:name="P7" style:family="paragraph" style:parent-style-name="Standard">
      <style:paragraph-properties fo:margin-left="0.7500in"/>
      <style:text-properties style:font-name="Cambria" fo:font-size="11.0pt"/>
    </style:style>
    <style:style style:name="P8" style:family="paragraph" style:parent-style-name="Standard">
      <style:paragraph-properties fo:margin-left="0.7500in"/>
      <style:text-properties style:font-name="Arial" fo:font-size="7.5pt"/>
    </style:style>
    <style:style style:name="P9" style:family="paragraph" style:parent-style-name="Standard">
      <style:paragraph-properties fo:margin-left="0.4924in"/>
      <style:text-properties style:font-name="Times" fo:font-size="10.0pt"/>
    </style:style>
    <style:style style:name="P10" style:family="paragraph" style:parent-style-name="Standard">
      <style:paragraph-properties fo:margin-left="1.4771in"/>
      <style:text-properties style:font-name="Times" fo:font-size="11.0pt"/>
    </style:style>
    <style:style style:name="P11" style:family="paragraph" style:parent-style-name="Standard">
      <style:paragraph-properties fo:margin-left="0.9847in"/>
      <style:text-properties style:font-name="Times" fo:font-size="11.0pt" fo:color="#222222"/>
    </style:style>
    <style:style style:name="P12" style:family="paragraph" style:parent-style-name="Standard">
      <style:paragraph-properties fo:margin-left="0.9847in"/>
      <style:text-properties style:font-name="Arial"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fo:letter-spacing="0.0000in"/>
    </style:style>
    <style:style style:name="T5" style:family="text">
      <style:text-properties fo:color="#000000"/>
    </style:style>
    <style:style style:name="T6" style:family="text">
      <style:text-properties fo:letter-spacing="0.0000in" fo:color="#222222"/>
    </style:style>
    <style:style style:name="T7" style:family="text">
      <style:text-properties fo:font-style="italic" fo:font-style-asian="italic" fo:font-style-complex="italic" fo:letter-spacing="0.0000in"/>
    </style:style>
    <style:style style:name="T8" style:family="text">
      <style:text-properties style:font-name="Times" fo:font-size="11.0pt" fo:font-size-asian="11.0pt" fo:font-size-complex="11.0pt"/>
    </style:style>
    <style:style style:name="T9" style:family="text">
      <style:text-properties style:font-name="Arial" fo:font-size="9.0pt" fo:font-size-asian="9.0pt" fo:font-size-complex="9.0pt" fo:letter-spacing="0.0000in" fo:color="#000000"/>
    </style:style>
    <style:style style:name="T10" style:family="text">
      <style:text-properties style:font-name="Arial" fo:font-size="9.0pt" fo:font-size-asian="9.0pt" fo:font-size-complex="9.0pt" fo:font-style="italic" fo:font-style-asian="italic" fo:font-style-complex="italic" fo:letter-spacing="0.0000in" fo:color="#000000"/>
    </style:style>
    <style:style style:name="T11" style:family="text">
      <style:text-properties style:font-name="Arial" fo:font-size="9.0pt" fo:font-size-asian="9.0pt" fo:font-size-complex="9.0pt" fo:font-style="italic" fo:font-style-asian="italic" fo:font-style-complex="italic" style:text-underline-style="solid" fo:letter-spacing="0.0000in" fo:color="#000000"/>
    </style:style>
    <style:style style:name="T12" style:family="text">
      <style:text-properties fo:font-style="italic" fo:font-style-asian="italic" fo:font-style-complex="italic"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ANS. &lt;Question 9&gt;: <text:s/></text:p>
      <text:p text:style-name="P3">Pivotal Tracker URL: <text:s/>https://www.pivotaltracker.com/story/show/94021086</text:p>
      <text:p text:style-name="P3">Owner Name: <text:s/>Chris Maltzan</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6"/>
      <text:p text:style-name="P7"><text:s/>A) Pair programming is practice of two software developers working on the same code simultaneously. One person drives (the driver) the development and the other (the observer) watches and double-checks their work.</text:p>
      <text:p text:style-name="P7"/>
      <text:p text:style-name="P7">B) The advantages are the chances of errors in your code decreases. You end up with more robust and stable code. Also, the developers are forced to be in direct communication and they will share more knowledge with each other including programming idioms.</text:p>
      <text:p text:style-name="P7"/>
      <text:p text:style-name="P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7"/>
      <text:p text:style-name="P7">D) Promiscuous pairing is the process of enforcing every developer in your team to pair up. This process increases the overall communications and knowledge of your development teams. Overall, promiscuous pairing is beneficial.</text:p>
      <text:p text:style-name="P7"/>
      <text:p text:style-name="P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7"/>
      <text:p text:style-name="P8">Armando Fox, David Patterson (2013) <text:span text:style-name="T3">Engineering Software as a Service: An Agile Approach Using Cloud Computing</text:span>, : Strawberry Canyon LLC.</text:p>
      <text:p text:style-name="P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10">Class Moviegoer</text:p>
      <text:p text:style-name="P10"><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ANS. &lt;Question 42&gt;: <text:s/></text:p>
      <text:p text:style-name="P3">Pivotal Tracker URL: <text:s/>https://www.pivotaltracker.com/story/show/94018396</text:p>
      <text:p text:style-name="P3">Owner Name: <text:s/>Chris Maltzan</text:p>
      <text:p text:style-name="P3">Initial Answer:</text:p>
      <text:p text:style-name="P5"/>
      <text:p text:style-name="P5"><text:span text:style-name="T1">PART A</text:span></text:p>
      <text:p text:style-name="P5"/>
      <text:p text:style-name="P11"><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5"><text:line-break/><text:line-break/></text:span><text:span text:style-name="T4">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5"><text:line-break/><text:line-break/></text:span><text:span text:style-name="T4">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5"><text:line-break/><text:line-break/></text:span><text:span text:style-name="T4">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5"><text:line-break/><text:line-break/></text:span><text:span text:style-name="T4">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5"><text:line-break/><text:line-break/></text:span><text:span text:style-name="T4">3) We can now deploy our code (Version N+1) to any appropriate servers (including github and production)</text:span><text:span text:style-name="T5"><text:line-break/><text:line-break/></text:span><text:span text:style-name="T4">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5"><text:line-break/><text:line-break/></text:span><text:span text:style-name="T4">5) Once all records are successfully migrated, we can remove the feature flag and the old code path that was active in version N. We can then deploy our code in version N+2.</text:span><text:span text:style-name="T5"><text:line-break/><text:line-break/></text:span><text:span text:style-name="T4">6) We can now perform one final migration to remove any old (and now unused) columns and tables from the database. If everything was done properly, this should have no effect on our application's behaviour at all.</text:span></text:p>
      <text:p text:style-name="P5"/>
      <text:p text:style-name="P11"><text:span text:style-name="T4">PART B</text:span></text:p>
      <text:p text:style-name="P5"/>
      <text:p text:style-name="P5">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5"/>
      <text:p text:style-name="P5">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5"/>
      <text:p text:style-name="P5">- Client Tier: Web pages can be cached in the user's browser. Assuming the web page has not been modified since it was cached, the entire page can simply be reloaded from the browser cache.</text:p>
      <text:p text:style-name="P5"/>
      <text:p text:style-name="P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5"/>
      <text:p text:style-name="P5">-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5"/>
      <text:p text:style-name="P5">-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
      <text:p text:style-name="P5"/>
      <text:p text:style-name="P5"/>
      <text:p text:style-name="P5"><text:line-break/><text:span text:style-name="T1">PART C</text:span></text:p>
      <text:p text:style-name="P5"/>
      <text:p text:style-name="P5">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5"/>
      <text:p text:style-name="P5">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5"/>
      <text:p text:style-name="P5"><text:span text:style-name="T3">@male_users = Users.where(“gender = ?”, gen)</text:span></text:p>
      <text:p text:style-name="P5"><text:span text:style-name="T3">@male_users.pets.each do |u|</text:span></text:p>
      <text:p text:style-name="P5"/>
      <text:p text:style-name="P5">The resulting data base queries would looks something like this:</text:p>
      <text:p text:style-name="P5"/>
      <text:p text:style-name="P5"><text:span text:style-name="T3">SELECT * FROM user WHERE gender='male'</text:span></text:p>
      <text:p text:style-name="P5"><text:span text:style-name="T3">SELECT * FROM pet WHERE <text:s/>userID='1'</text:span></text:p>
      <text:p text:style-name="P5"><text:span text:style-name="T3">SELECT * FROM pet WHERE <text:s/>userID='2'</text:span></text:p>
      <text:p text:style-name="P5"><text:span text:style-name="T3">...</text:span></text:p>
      <text:p text:style-name="P5"><text:span text:style-name="T3">SELECT * FROM pet WHERE <text:s/>userID='N'</text:span></text:p>
      <text:p text:style-name="P5"/>
      <text:p text:style-name="P5">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5"/>
      <text:p text:style-name="P5"><text:span text:style-name="T3">@male_users = Users.where(“gender = ?”, gen).includes(:gender)</text:span></text:p>
      <text:p text:style-name="P5"/>
      <text:p text:style-name="P5">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5"/>
      <text:p text:style-name="P5"><text:span text:style-name="T3">User.where(“name = 'Chris'”)</text:span></text:p>
      <text:p text:style-name="P5"/>
      <text:p text:style-name="P5">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5"/>
      <text:p text:style-name="P5"><text:span text:style-name="T1">PART D</text:span></text:p>
      <text:p text:style-name="P5"/>
      <text:p text:style-name="P5">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6">, Fox &amp; Paterson, 2012</text:span>). The restarting of processes can be done one process at a time quietly in the background without users ever noticing that it is happening. </text:p>
      <text:p text:style-name="P5"/>
      <text:p text:style-name="P5">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
      <text:p text:style-name="P12"><text:span text:style-name="T4">Fox, A., Patterson, D. (2014) </text:span><text:span text:style-name="T7">Engineering Software as a Service an Agile Approach Using Cloud Computing</text:span><text:span text:style-name="T4">, San Francisco CA: Strawberry Canyon LLC.</text:span><text:span text:style-name="T8"><text:s/><text:line-break/><text:s/></text:span></text:p>
      <text:p text:style-name="P5"/>
      <text:p text:style-name="P5"/>
      <text:p text:style-name="P5"/>
      <text:p text:style-name="P5"/>
      <text:p text:style-name="P5"><text:span text:style-name="T9">Fox, A., Patterson, D. (2012) </text:span><text:span text:style-name="T10">CS 169 - Software Engineering, </text:span><text:span text:style-name="T9">Available at:</text:span><text:a xlink:type="simple" xlink:href="http://www.infocobuild.com/education/audio-video-courses/computer-science/CS169-Fall2012-Berkeley/lecture-19.html">http://www.infocobuild.com/education/audio-video-courses/computer-science/CS169-Fall2012-Berkeley/lecture-19.html</text:a><text:span text:style-name="T11"><text:s/></text:span><text:span text:style-name="T9">(Accessed: 5/10/2015).</text:span><text:s/></text:p>
      <text:p text:style-name="P5"/>
      <text:p text:style-name="P12"><text:span text:style-name="T4">Garvey, L. (2014) </text:span><text:span text:style-name="T7">Feature Flags on Rails, </text:span><text:span text:style-name="T4">Available at:</text:span><text:a xlink:type="simple" xlink:href="https://www.reinteractive.net/posts/221-feature-flags-on-rails"><text:span text:style-name="T8">https://www.reinteractive.net/posts/221-feature-flags-on-rails</text:span></text:a><text:span text:style-name="T12"><text:s/></text:span><text:span text:style-name="T4">(Accessed: 5/10/2015).</text:span><text:span text:style-name="T8"><text:s/></text:span></text:p>
      <text:p text:style-name="P5"/>
      <text:p text:style-name="P12"><text:span text:style-name="T4">Phabricator (2015) </text:span><text:span text:style-name="T7">Performance: N+1 Query Problem, </text:span><text:span text:style-name="T4">Available at:</text:span><text:a xlink:type="simple" xlink:href="https://secure.phabricator.com/book/phabcontrib/article/n_plus_one/"><text:span text:style-name="T8">https://secure.phabricator.com/book/phabcontrib/article/n_plus_one/</text:span></text:a><text:span text:style-name="T12"><text:s/></text:span><text:span text:style-name="T4">(Accessed: 5/10/2015).</text:span><text:span text:style-name="T8"><text:s/></text:span></text:p>
      <text:p text:style-name="P5"/>
      <text:p text:style-name="P12"><text:span text:style-name="T4">Rails Guides (2014) </text:span><text:span text:style-name="T7">Caching with Rails: An overview, </text:span><text:span text:style-name="T4">Available at:</text:span><text:a xlink:type="simple" xlink:href="http://guides.rubyonrails.org/caching_with_rails.html"><text:span text:style-name="T8">http://guides.rubyonrails.org/caching_with_rails.html</text:span></text:a><text:span text:style-name="T12"><text:s/></text:span><text:span text:style-name="T4">(Accessed: 5/10/2015).</text:span><text:span text:style-name="T8"><text:s/></text:span></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text:span text:style-name="T1">&lt;Additional References&gt; &lt;for each refactor&gt;</text:span></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